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Heading_20_1" style:master-page-name="First_20_Page">
      <style:paragraph-properties style:page-number="auto"/>
    </style:style>
    <style:style style:name="P20" style:family="paragraph" style:parent-style-name="Standard" style:list-style-name="L1"/>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2634176" text:id="ct512634176">
          <text:insertion>
            <office:change-info>
              <dc:creator>Bob Jacobsen</dc:creator>
              <dc:date>2012-04-22T15:03:00</dc:date>
            </office:change-info>
          </text:insertion>
        </text:changed-region>
        <text:changed-region xml:id="ct365192864" text:id="ct365192864">
          <text:insertion>
            <office:change-info>
              <dc:creator>Bob Jacobsen</dc:creator>
              <dc:date>2012-11-15T01:15:00</dc:date>
            </office:change-info>
          </text:insertion>
        </text:changed-region>
        <text:changed-region xml:id="ct87913200" text:id="ct87913200">
          <text:insertion>
            <office:change-info>
              <dc:creator>Bob Jacobsen</dc:creator>
              <dc:date>2012-11-15T01:16:00</dc:date>
            </office:change-info>
          </text:insertion>
        </text:changed-region>
        <text:changed-region xml:id="ct365590032" text:id="ct365590032">
          <text:insertion>
            <office:change-info>
              <dc:creator>Bob Jacobsen</dc:creator>
              <dc:date>2012-11-15T01:17:00</dc:date>
            </office:change-info>
          </text:insertion>
        </text:changed-region>
        <text:changed-region xml:id="ct365071728" text:id="ct365071728">
          <text:insertion>
            <office:change-info>
              <dc:creator>Bob Jacobsen</dc:creator>
              <dc:date>2013-10-18T06:30:00</dc:date>
            </office:change-info>
          </text:insertion>
        </text:changed-region>
        <text:changed-region xml:id="ct365610640" text:id="ct365610640">
          <text:insertion>
            <office:change-info>
              <dc:creator>Bob Jacobsen</dc:creator>
              <dc:date>2012-11-15T01:17:00</dc:date>
            </office:change-info>
          </text:insertion>
        </text:changed-region>
        <text:changed-region xml:id="ct365180576" text:id="ct365180576">
          <text:deletion>
            <office:change-info>
              <dc:creator>Bob Jacobsen</dc:creator>
              <dc:date>2012-11-15T01:17:00</dc:date>
            </office:change-info>
            <text:h text:style-name="Heading_20_1" text:outline-level="1">Annotations to the Standard</text:h>
          </text:deletion>
        </text:changed-region>
        <text:changed-region xml:id="ct365538112" text:id="ct365538112">
          <text:insertion>
            <office:change-info>
              <dc:creator>Bob Jacobsen</dc:creator>
              <dc:date>2012-11-15T01:17:00</dc:date>
            </office:change-info>
          </text:insertion>
        </text:changed-region>
        <text:changed-region xml:id="ct87311856" text:id="ct87311856">
          <text:insertion>
            <office:change-info>
              <dc:creator>Bob Jacobsen</dc:creator>
              <dc:date>2012-11-15T01:18:00</dc:date>
            </office:change-info>
          </text:insertion>
        </text:changed-region>
        <text:changed-region xml:id="ct361369664" text:id="ct361369664">
          <text:insertion>
            <office:change-info>
              <dc:creator>Bob Jacobsen</dc:creator>
              <dc:date>2012-04-22T15:03:00</dc:date>
            </office:change-info>
          </text:insertion>
        </text:changed-region>
        <text:changed-region xml:id="ct261674240" text:id="ct261674240">
          <text:insertion>
            <office:change-info>
              <dc:creator>Bob Jacobsen</dc:creator>
              <dc:date>2013-03-21T09:58:00</dc:date>
            </office:change-info>
          </text:insertion>
        </text:changed-region>
        <text:changed-region xml:id="ct512435664" text:id="ct512435664">
          <text:insertion>
            <office:change-info>
              <dc:creator>Bob Jacobsen</dc:creator>
              <dc:date>2013-10-17T00:29:00</dc:date>
            </office:change-info>
          </text:insertion>
        </text:changed-region>
        <text:changed-region xml:id="ct512449184" text:id="ct512449184">
          <text:insertion>
            <office:change-info>
              <dc:creator>Bob Jacobsen</dc:creator>
              <dc:date>2013-10-17T00:29:00</dc:date>
            </office:change-info>
          </text:insertion>
        </text:changed-region>
        <text:changed-region xml:id="ct508778448" text:id="ct508778448">
          <text:insertion>
            <office:change-info>
              <dc:creator>Bob Jacobsen</dc:creator>
              <dc:date>2013-10-17T00:29:00</dc:date>
            </office:change-info>
          </text:insertion>
        </text:changed-region>
        <text:changed-region xml:id="ct364309408" text:id="ct364309408">
          <text:insertion>
            <office:change-info>
              <dc:creator>Bob Jacobsen</dc:creator>
              <dc:date>2013-10-17T00:29:00</dc:date>
            </office:change-info>
          </text:insertion>
        </text:changed-region>
        <text:changed-region xml:id="ct361357984" text:id="ct361357984">
          <text:insertion>
            <office:change-info>
              <dc:creator>Bob Jacobsen</dc:creator>
              <dc:date>2013-10-18T06:14:00</dc:date>
            </office:change-info>
          </text:insertion>
        </text:changed-region>
        <text:changed-region xml:id="ct361358080" text:id="ct361358080">
          <text:insertion>
            <office:change-info>
              <dc:creator>Bob Jacobsen</dc:creator>
              <dc:date>2013-10-17T00:29:00</dc:date>
            </office:change-info>
          </text:insertion>
        </text:changed-region>
        <text:changed-region xml:id="ct508776912" text:id="ct508776912">
          <text:insertion>
            <office:change-info>
              <dc:creator>Bob Jacobsen</dc:creator>
              <dc:date>2013-10-18T06:14:00</dc:date>
            </office:change-info>
          </text:insertion>
        </text:changed-region>
        <text:changed-region xml:id="ct502304384" text:id="ct502304384">
          <text:insertion>
            <office:change-info>
              <dc:creator>Bob Jacobsen</dc:creator>
              <dc:date>2013-10-18T06:06:00</dc:date>
            </office:change-info>
          </text:insertion>
        </text:changed-region>
        <text:changed-region xml:id="ct512590496" text:id="ct512590496">
          <text:insertion>
            <office:change-info>
              <dc:creator>Bob Jacobsen</dc:creator>
              <dc:date>2013-10-18T06:06:00</dc:date>
            </office:change-info>
          </text:insertion>
        </text:changed-region>
        <text:changed-region xml:id="ct86528080" text:id="ct86528080">
          <text:insertion>
            <office:change-info>
              <dc:creator>Bob Jacobsen</dc:creator>
              <dc:date>2013-10-18T06:07:00</dc:date>
            </office:change-info>
          </text:insertion>
        </text:changed-region>
        <text:changed-region xml:id="ct512590624" text:id="ct512590624">
          <text:insertion>
            <office:change-info>
              <dc:creator>Bob Jacobsen</dc:creator>
              <dc:date>2013-11-02T20:46:00</dc:date>
            </office:change-info>
          </text:insertion>
        </text:changed-region>
        <text:changed-region xml:id="ct511932352" text:id="ct511932352">
          <text:insertion>
            <office:change-info>
              <dc:creator>Bob Jacobsen</dc:creator>
              <dc:date>2013-10-18T06:14:00</dc:date>
            </office:change-info>
          </text:insertion>
        </text:changed-region>
        <text:changed-region xml:id="ct511932576" text:id="ct511932576">
          <text:insertion>
            <office:change-info>
              <dc:creator>Bob Jacobsen</dc:creator>
              <dc:date>2013-10-18T06:06:00</dc:date>
            </office:change-info>
          </text:insertion>
        </text:changed-region>
        <text:changed-region xml:id="ct502944736" text:id="ct502944736">
          <text:insertion>
            <office:change-info>
              <dc:creator>Bob Jacobsen</dc:creator>
              <dc:date>2013-10-18T06:14:00</dc:date>
            </office:change-info>
          </text:insertion>
        </text:changed-region>
        <text:changed-region xml:id="ct512373536" text:id="ct512373536">
          <text:insertion>
            <office:change-info>
              <dc:creator>Bob Jacobsen</dc:creator>
              <dc:date>2013-10-18T06:06:00</dc:date>
            </office:change-info>
          </text:insertion>
        </text:changed-region>
        <text:changed-region xml:id="ct512373408" text:id="ct512373408">
          <text:insertion>
            <office:change-info>
              <dc:creator>Bob Jacobsen</dc:creator>
              <dc:date>2013-03-21T09:58:00</dc:date>
            </office:change-info>
          </text:insertion>
        </text:changed-region>
        <text:changed-region xml:id="ct502488352" text:id="ct502488352">
          <text:insertion>
            <office:change-info>
              <dc:creator>Bob Jacobsen</dc:creator>
              <dc:date>2013-03-21T09:58:00</dc:date>
            </office:change-info>
          </text:insertion>
        </text:changed-region>
        <text:changed-region xml:id="ct86355632" text:id="ct86355632">
          <text:insertion>
            <office:change-info>
              <dc:creator>Bob Jacobsen</dc:creator>
              <dc:date>2013-03-21T09:58:00</dc:date>
            </office:change-info>
          </text:insertion>
        </text:changed-region>
        <text:changed-region xml:id="ct364146192" text:id="ct364146192">
          <text:insertion>
            <office:change-info>
              <dc:creator>Bob Jacobsen</dc:creator>
              <dc:date>2013-03-21T09:58:00</dc:date>
            </office:change-info>
          </text:insertion>
        </text:changed-region>
        <text:changed-region xml:id="ct86395856" text:id="ct86395856">
          <text:insertion>
            <office:change-info>
              <dc:creator>Bob Jacobsen</dc:creator>
              <dc:date>2013-03-21T09:58:00</dc:date>
            </office:change-info>
          </text:insertion>
        </text:changed-region>
        <text:changed-region xml:id="ct364146368" text:id="ct364146368">
          <text:insertion>
            <office:change-info>
              <dc:creator>Bob Jacobsen</dc:creator>
              <dc:date>2013-10-18T06:15:00</dc:date>
            </office:change-info>
          </text:insertion>
        </text:changed-region>
        <text:changed-region xml:id="ct512232032" text:id="ct512232032">
          <text:insertion>
            <office:change-info>
              <dc:creator>Bob Jacobsen</dc:creator>
              <dc:date>2013-10-18T06:10:00</dc:date>
            </office:change-info>
          </text:insertion>
        </text:changed-region>
        <text:changed-region xml:id="ct363953424" text:id="ct363953424">
          <text:insertion>
            <office:change-info>
              <dc:creator>Bob Jacobsen</dc:creator>
              <dc:date>2013-03-21T09:58:00</dc:date>
            </office:change-info>
          </text:insertion>
        </text:changed-region>
        <text:changed-region xml:id="ct502426400" text:id="ct502426400">
          <text:insertion>
            <office:change-info>
              <dc:creator>Bob Jacobsen</dc:creator>
              <dc:date>2013-03-21T09:58:00</dc:date>
            </office:change-info>
          </text:insertion>
        </text:changed-region>
        <text:changed-region xml:id="ct361500864" text:id="ct361500864">
          <text:insertion>
            <office:change-info>
              <dc:creator>Bob Jacobsen</dc:creator>
              <dc:date>2013-10-18T06:11:00</dc:date>
            </office:change-info>
          </text:insertion>
        </text:changed-region>
        <text:changed-region xml:id="ct502426496" text:id="ct502426496">
          <text:insertion>
            <office:change-info>
              <dc:creator>Bob Jacobsen</dc:creator>
              <dc:date>2013-10-18T06:15:00</dc:date>
            </office:change-info>
          </text:insertion>
        </text:changed-region>
        <text:changed-region xml:id="ct512232160" text:id="ct512232160">
          <text:insertion>
            <office:change-info>
              <dc:creator>Bob Jacobsen</dc:creator>
              <dc:date>2013-10-18T06:25:00</dc:date>
            </office:change-info>
          </text:insertion>
        </text:changed-region>
        <text:changed-region xml:id="ct361033056" text:id="ct361033056">
          <text:insertion>
            <office:change-info>
              <dc:creator>Bob Jacobsen</dc:creator>
              <dc:date>2013-10-18T06:18:00</dc:date>
            </office:change-info>
          </text:insertion>
        </text:changed-region>
        <text:changed-region xml:id="ct361033152" text:id="ct361033152">
          <text:insertion>
            <office:change-info>
              <dc:creator>Bob Jacobsen</dc:creator>
              <dc:date>2013-10-18T06:20:00</dc:date>
            </office:change-info>
          </text:insertion>
        </text:changed-region>
        <text:changed-region xml:id="ct502297248" text:id="ct502297248">
          <text:insertion>
            <office:change-info>
              <dc:creator>Bob Jacobsen</dc:creator>
              <dc:date>2013-10-18T06:18:00</dc:date>
            </office:change-info>
          </text:insertion>
        </text:changed-region>
        <text:changed-region xml:id="ct512623184" text:id="ct512623184">
          <text:insertion>
            <office:change-info>
              <dc:creator>Bob Jacobsen</dc:creator>
              <dc:date>2013-10-18T06:20:00</dc:date>
            </office:change-info>
          </text:insertion>
        </text:changed-region>
        <text:changed-region xml:id="ct511930144" text:id="ct511930144">
          <text:insertion>
            <office:change-info>
              <dc:creator>Bob Jacobsen</dc:creator>
              <dc:date>2013-10-18T06:18:00</dc:date>
            </office:change-info>
          </text:insertion>
        </text:changed-region>
        <text:changed-region xml:id="ct364082096" text:id="ct364082096">
          <text:insertion>
            <office:change-info>
              <dc:creator>Bob Jacobsen</dc:creator>
              <dc:date>2013-10-18T06:15:00</dc:date>
            </office:change-info>
          </text:insertion>
        </text:changed-region>
        <text:changed-region xml:id="ct361035264" text:id="ct361035264">
          <text:insertion>
            <office:change-info>
              <dc:creator>Bob Jacobsen</dc:creator>
              <dc:date>2013-10-18T06:10:00</dc:date>
            </office:change-info>
          </text:insertion>
        </text:changed-region>
        <text:changed-region xml:id="ct361670128" text:id="ct361670128">
          <text:insertion>
            <office:change-info>
              <dc:creator>Bob Jacobsen</dc:creator>
              <dc:date>2013-03-21T09:58:00</dc:date>
            </office:change-info>
          </text:insertion>
        </text:changed-region>
        <text:changed-region xml:id="ct502689744" text:id="ct502689744">
          <text:deletion>
            <office:change-info>
              <dc:creator>Bob Jacobsen</dc:creator>
              <dc:date>2013-10-18T06:32:00</dc:date>
            </office:change-info>
            <text:p text:style-name="Standard"><text:s/></text:p>
          </text:deletion>
        </text:changed-region>
        <text:changed-region xml:id="ct261780784" text:id="ct261780784">
          <text:insertion>
            <office:change-info>
              <dc:creator>Bob Jacobsen</dc:creator>
              <dc:date>2013-10-18T06:32:00</dc:date>
            </office:change-info>
          </text:insertion>
        </text:changed-region>
        <text:changed-region xml:id="ct502971088" text:id="ct502971088">
          <text:deletion>
            <office:change-info>
              <dc:creator>Bob Jacobsen</dc:creator>
              <dc:date>2013-03-21T09:59:00</dc:date>
            </office:change-info>
            <text:h text:style-name="Heading_20_1" text:outline-level="1">Section Title</text:h>
          </text:deletion>
        </text:changed-region>
        <text:changed-region xml:id="ct261780880" text:id="ct261780880">
          <text:insertion>
            <office:change-info>
              <dc:creator>Bob Jacobsen</dc:creator>
              <dc:date>2013-03-21T09:59:00</dc:date>
            </office:change-info>
          </text:insertion>
        </text:changed-region>
        <text:changed-region xml:id="ct365135888" text:id="ct365135888">
          <text:insertion>
            <office:change-info>
              <dc:creator>Bob Jacobsen</dc:creator>
              <dc:date>2013-10-18T06:32:00</dc:date>
            </office:change-info>
          </text:insertion>
        </text:changed-region>
        <text:changed-region xml:id="ct365147696" text:id="ct36514769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87922752" text:id="ct87922752">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637330886259152610"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65191952" text:id="ct36519195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change-start text:change-id="ct365192864"/></text:h>
      <text:p text:style-name="Standard">A <text:change-end text:change-id="ct365192864"/><text:change-start text:change-id="ct87913200"/>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87913200"/><text:change-start text:change-id="ct365590032"/>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365590032"/><text:change-start text:change-id="ct365071728"/>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365071728"/><text:change-start text:change-id="ct365610640"/></text:p>
      <text:h text:style-name="Heading_20_1" text:outline-level="1">Specified Sections<text:change-end text:change-id="ct365610640"/><text:change text:change-id="ct365180576"/><text:change-start text:change-id="ct365538112"/></text:h>
      <text:p text:style-name="Standard"><text:change-end text:change-id="ct365538112"/><text:change-start text:change-id="ct87311856"/>This is the usual section organization for a Technical Note, to accumulate the Standard and Technical Note content in its eventual order.<text:change-end text:change-id="ct87311856"/></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361369664"/><text:note text:id="ftn1" text:note-class="footnote"><text:note-citation>1</text:note-citation><text:note-body><text:p text:style-name="Footnote"><text:change-start text:change-id="ct512634176"/>See the “Common Information” OpenLCB Technical Note for detailed conventions on bit and byte numbering. Briefly, the least significant bit of a field is numbered with zero in OpenLCB descriptions, but note that other technologies may use other conventions.<text:change-end text:change-id="ct512634176"/></text:p></text:note-body></text:note><text:change-end text:change-id="ct361369664"/> Fusce ornare mattis justo vitae imperdiet. Cum sociis natoque penatibus et magnis dis parturient montes, nascetur ridiculus mus.<text:change-start text:change-id="ct261674240"/></text:p>
      <text:h text:style-name="Heading_20_2" text:outline-level="2">Message Formats</text:h>
      <text:h text:style-name="Heading_20_3" text:outline-level="3">Stream Initiate Request</text:h>
      <text:p text:style-name="Standard"><text:change-end text:change-id="ct261674240"/><text:change-start text:change-id="ct512435664"/>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Data content:<text:change-end text:change-id="ct512435664"/></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512449184"/>Byte<text:change-end text:change-id="ct512449184"/></text:p>
          </table:table-cell>
          <table:table-cell table:style-name="Table2.A1" office:value-type="string">
            <text:p text:style-name="Table_20_Heading"><text:change-start text:change-id="ct508778448"/>Byte<text:change-end text:change-id="ct508778448"/></text:p>
          </table:table-cell>
          <table:table-cell table:style-name="Table2.A1" office:value-type="string">
            <text:p text:style-name="Table_20_Heading"><text:change-start text:change-id="ct364309408"/>Byte<text:change-end text:change-id="ct364309408"/></text:p>
          </table:table-cell>
          <table:table-cell table:style-name="Table2.A1" office:value-type="string">
            <text:p text:style-name="Table_20_Heading"><text:change-start text:change-id="ct361357984"/>Byte<text:change-end text:change-id="ct361357984"/></text:p>
          </table:table-cell>
          <table:table-cell table:style-name="Table2.A1" office:value-type="string">
            <text:p text:style-name="Table_20_Heading"><text:change-start text:change-id="ct361358080"/>Byte<text:change-end text:change-id="ct361358080"/></text:p>
          </table:table-cell>
          <table:table-cell table:style-name="Table2.F1" office:value-type="string">
            <text:p text:style-name="Table_20_Heading"><text:change-start text:change-id="ct508776912"/>Byte<text:change-end text:change-id="ct508776912"/></text:p>
          </table:table-cell>
        </table:table-row>
        <table:table-row>
          <table:table-cell table:style-name="Table2.A2" table:number-columns-spanned="2" office:value-type="string">
            <text:p text:style-name="Table_20_Contents"><text:change-start text:change-id="ct502304384"/>Max Buffer Size<text:change-end text:change-id="ct502304384"/></text:p>
          </table:table-cell>
          <table:covered-table-cell/>
          <table:table-cell table:style-name="Table2.A2" office:value-type="string">
            <text:p text:style-name="Table_20_Contents"><text:change-start text:change-id="ct512590496"/>Flags:</text:p>
            <text:p text:style-name="Table_20_Contents"><text:soft-page-break/>LSB: <text:change-end text:change-id="ct512590496"/><text:change-start text:change-id="ct86528080"/><text:s/>Type Included<text:line-break/>0: No type specification<text:line-break/>1: First six bytes <text:change-end text:change-id="ct86528080"/><text:change-start text:change-id="ct512590624"/>are unique stream content UID<text:change-end text:change-id="ct512590624"/></text:p>
          </table:table-cell>
          <table:table-cell table:style-name="Table2.A2" office:value-type="string">
            <text:p text:style-name="Table_20_Contents"><text:change-start text:change-id="ct511932352"/>Additional <text:soft-page-break/>Flags:<text:change-end text:change-id="ct511932352"/></text:p>
          </table:table-cell>
          <table:table-cell table:style-name="Table2.A2" office:value-type="string">
            <text:p text:style-name="Table_20_Contents"><text:change-start text:change-id="ct511932576"/>Source Stream <text:soft-page-break/>ID<text:change-end text:change-id="ct511932576"/></text:p>
          </table:table-cell>
          <table:table-cell table:style-name="Table2.F2" office:value-type="string">
            <text:p text:style-name="Table_20_Contents"><text:change-start text:change-id="ct502944736"/>(Reserved)<text:change-end text:change-id="ct502944736"/></text:p>
          </table:table-cell>
        </table:table-row>
      </table:table>
      <text:p text:style-name="Standard"><text:change-start text:change-id="ct512373536"/></text:p>
      <text:p text:style-name="Standard"><text:change-end text:change-id="ct512373536"/><text:change-start text:change-id="ct512373408"/></text:p>
      <text:h text:style-name="Heading_20_3" text:outline-level="3">Stream Initiate Reply<text:change-end text:change-id="ct512373408"/></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502488352"/>Byte<text:change-end text:change-id="ct502488352"/></text:p>
          </table:table-cell>
          <table:table-cell table:style-name="Table3.A1" office:value-type="string">
            <text:p text:style-name="Table_20_Heading"><text:change-start text:change-id="ct86355632"/>Byte<text:change-end text:change-id="ct86355632"/></text:p>
          </table:table-cell>
          <table:table-cell table:style-name="Table3.A1" office:value-type="string">
            <text:p text:style-name="Table_20_Heading"><text:change-start text:change-id="ct364146192"/>Byte<text:change-end text:change-id="ct364146192"/></text:p>
          </table:table-cell>
          <table:table-cell table:style-name="Table3.A1" office:value-type="string">
            <text:p text:style-name="Table_20_Heading"><text:change-start text:change-id="ct86395856"/>Byte<text:change-end text:change-id="ct86395856"/></text:p>
          </table:table-cell>
          <table:table-cell table:style-name="Table3.A1" office:value-type="string">
            <text:p text:style-name="Table_20_Heading"><text:change-start text:change-id="ct364146368"/>Byte<text:change-end text:change-id="ct364146368"/></text:p>
          </table:table-cell>
          <table:table-cell table:style-name="Table3.F1" office:value-type="string">
            <text:p text:style-name="Table_20_Heading"><text:change-start text:change-id="ct512232032"/>Byte<text:change-end text:change-id="ct512232032"/></text:p>
          </table:table-cell>
        </table:table-row>
        <table:table-row>
          <table:table-cell table:style-name="Table3.A2" table:number-columns-spanned="2" office:value-type="string">
            <text:p text:style-name="Table_20_Contents"><text:change-start text:change-id="ct363953424"/>Max Buffer Size<text:change-end text:change-id="ct363953424"/></text:p>
          </table:table-cell>
          <table:covered-table-cell/>
          <table:table-cell table:style-name="Table3.A2" office:value-type="string">
            <text:p text:style-name="Table_20_Contents"><text:change-start text:change-id="ct502426400"/>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502426400"/><text:change-start text:change-id="ct361500864"/> Accept/Reject<text:line-break/>0: Reject<text:line-break/>1: Accept<text:change-end text:change-id="ct361500864"/></text:p>
          </table:table-cell>
          <table:table-cell table:style-name="Table3.A2" office:value-type="string">
            <text:p text:style-name="Table_20_Contents"><text:change-start text:change-id="ct502426496"/>Additional Flag<text:change-end text:change-id="ct502426496"/><text:change-start text:change-id="ct512232160"/>s<text:change-end text:change-id="ct512232160"/><text:change-start text:change-id="ct361033056"/></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361033056"/><text:change-start text:change-id="ct361033152"/>Invalid Stream Request<text:change-end text:change-id="ct361033152"/><text:change-start text:change-id="ct502297248"/></text:p>
            <text:p text:style-name="Table_20_Contents">Bit 6:<text:line-break/>1: <text:change-end text:change-id="ct502297248"/><text:change-start text:change-id="ct512623184"/>Source not permitted</text:p>
            <text:p text:style-name="Table_20_Contents">Bit 7: <text:line-break/>1: Streams not accepted<text:change-end text:change-id="ct512623184"/><text:change-start text:change-id="ct511930144"/></text:p>
            <text:p text:style-name="Table_20_Contents">if Temporary <text:soft-page-break/>Error:</text:p>
            <text:p text:style-name="Table_20_Contents">Bit 5:<text:line-break/>1: Buffer full</text:p>
            <text:p text:style-name="Table_20_Contents">Bit 6: <text:line-break/>1: Internal error, out of order<text:line-break/><text:change-end text:change-id="ct511930144"/></text:p>
          </table:table-cell>
          <table:table-cell table:style-name="Table3.A2" office:value-type="string">
            <text:p text:style-name="Table_20_Contents"><text:change-start text:change-id="ct364082096"/>Source Stream ID<text:change-end text:change-id="ct364082096"/></text:p>
          </table:table-cell>
          <table:table-cell table:style-name="Table3.F2" office:value-type="string">
            <text:p text:style-name="Table_20_Contents"><text:change-start text:change-id="ct361035264"/>Destination Stream ID<text:change-end text:change-id="ct361035264"/></text:p>
          </table:table-cell>
        </table:table-row>
      </table:table>
      <text:p text:style-name="Standard"><text:change-start text:change-id="ct361670128"/></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361670128"/><text:change text:change-id="ct502689744"/><text:change-start text:change-id="ct261780784"/>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text:soft-page-break/>"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text:soft-page-break/>(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261780784"/></text:p>
      <text:h text:style-name="Heading_20_1" text:outline-level="1"><text:change text:change-id="ct502971088"/><text:change-start text:change-id="ct261780880"/>Background Information<text:change-end text:change-id="ct261780880"/></text:h>
      <text:h text:style-name="Heading_20_2" text:outline-level="2"><text:change-start text:change-id="ct365135888"/>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text:soft-page-break/>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65135888"/><text:change text:change-id="ct365147696"/><text:change text:change-id="ct87922752"/><text:change-start text:change-id="ct365191952"/></text:p>
      <text:p text:style-name="P10"><text:change-end text:change-id="ct3651919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4"><text:s/>1.1 Served Use Cases<text:tab/>1</text:p>
          <text:p text:style-name="P14"><text:s/>1.2 Unserved Use Cases<text:tab/>1</text:p>
          <text:p text:style-name="P13"><text:s/>1.2.1 Environment of Proposal<text:tab/>1</text:p>
          <text:p text:style-name="P11"><text:s/>1.2.1.1 Requirements<text:tab/>1</text:p>
          <text:p text:style-name="P11"><text:s/>1.2.1.2 Preferences<text:tab/>1</text:p>
          <text:p text:style-name="P11"><text:s/>1.2.1.3 Design Points<text:tab/>2</text:p>
          <text:p text:style-name="P12"><text:s/>2 Specified Sections<text:tab/>2</text:p>
          <text:p text:style-name="P14"><text:s/>2.1 Introduction<text:tab/>2</text:p>
          <text:p text:style-name="P14"><text:s/>2.2 Intended Use<text:tab/>2</text:p>
          <text:p text:style-name="P14"><text:s/>2.3 Reference and Context<text:tab/>2</text:p>
          <text:p text:style-name="P14"><text:s/>2.4 Message Formats<text:tab/>2</text:p>
          <text:p text:style-name="P13"><text:s/>2.4.1 Stream Initiate Request<text:tab/>2</text:p>
          <text:p text:style-name="P13"><text:s/>2.4.2 Stream Initiate Reply<text:tab/>3</text:p>
          <text:p text:style-name="P13"><text:s/>2.4.3 Stream Data Send<text:tab/>4</text:p>
          <text:p text:style-name="P13"><text:s/>2.4.4 Stream Data Proceed<text:tab/>4</text:p>
          <text:p text:style-name="P13"><text:s/>2.4.5 Stream Data Complete<text:tab/>4</text:p>
          <text:p text:style-name="P14"><text:s/>2.5 States<text:tab/>4</text:p>
          <text:p text:style-name="P14"><text:s/>2.6 Interactions<text:tab/>4</text:p>
          <text:p text:style-name="P12"><text:s/>3 Background Information<text:tab/>6</text:p>
          <text:p text:style-name="P14"><text:s/>3.1 Stream Content Type Identification<text:tab/>6</text:p>
          <text:p text:style-name="P14"><text:s/>3.2 Buffer Size<text:tab/>6</text:p>
          <text:p text:style-name="P14"><text:s/>3.3 CAN Discussion<text:tab/>7</text:p>
          <text:p text:style-name="P14"><text:s/>3.4 Implementation Notes<text:tab/>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86330480" text:id="ct86330480">
            <text:deletion>
              <office:change-info>
                <dc:creator>Bob Jacobsen</dc:creator>
                <dc:date>2013-02-15T12:47:00</dc:date>
              </office:change-info>
              <text:p text:style-name="MP1">-CAN </text:p>
            </text:deletion>
          </text:changed-region>
          <text:changed-region xml:id="ct86330608" text:id="ct86330608">
            <text:insertion>
              <office:change-info>
                <dc:creator>Bob Jacobsen</dc:creator>
                <dc:date>2013-02-15T12:47:00</dc:date>
              </office:change-info>
            </text:insertion>
          </text:changed-region>
          <text:changed-region xml:id="ct86330704" text:id="ct86330704">
            <text:deletion>
              <office:change-info>
                <dc:creator>Bob Jacobsen</dc:creator>
                <dc:date>2013-10-17T00:26:00</dc:date>
              </office:change-info>
              <text:p text:style-name="MP1">Praesent Gravida</text:p>
            </text:deletion>
          </text:changed-region>
          <text:changed-region xml:id="ct361399152" text:id="ct361399152">
            <text:insertion>
              <office:change-info>
                <dc:creator>Bob Jacobsen</dc:creator>
                <dc:date>2013-10-17T00:26:00</dc:date>
              </office:change-info>
            </text:insertion>
          </text:changed-region>
          <text:changed-region xml:id="ct86330800" text:id="ct86330800">
            <text:deletion>
              <office:change-info>
                <dc:creator>Bob Jacobsen</dc:creator>
                <dc:date>2013-02-15T12:47:00</dc:date>
              </office:change-info>
              <text:p text:style-name="MP1">Technical</text:p>
            </text:deletion>
          </text:changed-region>
          <text:changed-region xml:id="ct512711024" text:id="ct512711024">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86330480"/><text:change-start text:change-id="ct86330608"/> <text:change-end text:change-id="ct86330608"/><text:change text:change-id="ct86330704"/><text:change-start text:change-id="ct361399152"/>Stream Transport<text:change-end text:change-id="ct361399152"/> <text:change text:change-id="ct86330800"/><text:change-start text:change-id="ct512711024"/>Working<text:change-end text:change-id="ct512711024"/> Note</text:p>
      </style:header>
      <style:footer>
        <text:tracked-changes>
          <text:changed-region xml:id="ct512068688" text:id="ct512068688">
            <text:deletion>
              <office:change-info>
                <dc:creator>Bob Jacobsen</dc:creator>
                <dc:date>2012-03-27T10:08:00</dc:date>
              </office:change-info>
              <text:p text:style-name="MP4"><text:span text:style-name="Page_20_Number"><text:span text:style-name="MT2">1</text:span></text:span></text:p>
            </text:deletion>
          </text:changed-region>
          <text:changed-region xml:id="ct361630416" text:id="ct361630416">
            <text:insertion>
              <office:change-info>
                <dc:creator>Bob Jacobsen</dc:creator>
                <dc:date>2013-01-27T11:48:00</dc:date>
              </office:change-info>
            </text:insertion>
          </text:changed-region>
          <text:changed-region xml:id="ct361503648" text:id="ct361503648">
            <text:deletion>
              <office:change-info>
                <dc:creator>Bob Jacobsen</dc:creator>
                <dc:date>2013-02-06T22:27:00</dc:date>
              </office:change-info>
              <text:p text:style-name="MP4"><text:span text:style-name="Page_20_Number"><text:span text:style-name="MT2"><text:date style:data-style-name="N116" text:date-value="2013-12-01T15:27:16.99">12/1/2013</text:date></text:span></text:span></text:p>
            </text:deletion>
          </text:changed-region>
          <text:changed-region xml:id="ct361504560" text:id="ct361504560">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512068688"/><text:change-start text:change-id="ct361630416"/><text:span text:style-name="Page_20_Number"><text:span text:style-name="MT2">3</text:span></text:span><text:change-end text:change-id="ct36163041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361503648"/><text:change-start text:change-id="ct361504560"/><text:span text:style-name="Page_20_Number"><text:span text:style-name="MT2"><text:date style:data-style-name="N75" text:date-value="2013-12-01T15:27:16.99">Dec 1, 2013</text:date></text:span></text:span><text:change-end text:change-id="ct361504560"/></text:p>
      </style:footer>
    </style:master-page>
    <style:master-page style:name="First_20_Page" style:display-name="First Page" style:page-layout-name="Mpm2" style:next-style-name="Standard">
      <style:header>
        <text:tracked-changes>
          <text:changed-region xml:id="ct361509344" text:id="ct361509344">
            <text:insertion>
              <office:change-info>
                <dc:creator>Bob Jacobsen</dc:creator>
                <dc:date>2012-11-15T01:15:00</dc:date>
              </office:change-info>
            </text:insertion>
          </text:changed-region>
          <text:changed-region xml:id="ct361508176" text:id="ct361508176">
            <text:deletion>
              <office:change-info>
                <dc:creator>Bob Jacobsen</dc:creator>
                <dc:date>2012-11-15T01:15:00</dc:date>
              </office:change-info>
              <text:p text:style-name="MP7">Technical</text:p>
            </text:deletion>
          </text:changed-region>
          <text:changed-region xml:id="ct361508352" text:id="ct361508352">
            <text:deletion>
              <office:change-info>
                <dc:creator>Bob Jacobsen</dc:creator>
                <dc:date>2013-10-17T00:24:00</dc:date>
              </office:change-info>
              <text:p text:style-name="MP7">(title)</text:p>
            </text:deletion>
          </text:changed-region>
          <text:changed-region xml:id="ct361499264" text:id="ct361499264">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361509344"/>Working<text:change-end text:change-id="ct361509344"/><text:change text:change-id="ct361508176"/>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61508352"/><text:change-start text:change-id="ct361499264"/>Stream Transport<text:change-end text:change-id="ct36149926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2-01T15:27:16.99">Dec 1, 2013</text:date></text:p>
            </table:table-cell>
            <table:table-cell table:style-name="Table1.C1" office:value-type="string">
              <text:p text:style-name="MP7">Preliminary</text:p>
            </table:table-cell>
          </table:table-row>
        </table:table>
        <text:p text:style-name="Header"/>
      </style:header>
      <style:footer>
        <text:tracked-changes>
          <text:changed-region xml:id="ct361501168" text:id="ct361501168">
            <text:deletion>
              <office:change-info>
                <dc:creator>Bob Jacobsen</dc:creator>
                <dc:date>2012-03-27T10:08:00</dc:date>
              </office:change-info>
              <text:p text:style-name="MP8"><text:span text:style-name="Page_20_Number"><text:span text:style-name="MT2">1</text:span></text:span></text:p>
            </text:deletion>
          </text:changed-region>
          <text:changed-region xml:id="ct361517600" text:id="ct361517600">
            <text:insertion>
              <office:change-info>
                <dc:creator>Bob Jacobsen</dc:creator>
                <dc:date>2013-01-27T11:48:00</dc:date>
              </office:change-info>
            </text:insertion>
          </text:changed-region>
          <text:changed-region xml:id="ct361523680" text:id="ct361523680">
            <text:deletion>
              <office:change-info>
                <dc:creator>Bob Jacobsen</dc:creator>
                <dc:date>2013-02-06T22:27:00</dc:date>
              </office:change-info>
              <text:p text:style-name="MP8"><text:span text:style-name="Page_20_Number"><text:span text:style-name="MT4"><text:date style:data-style-name="N116" text:date-value="2013-12-01T15:27:16.99">12/1/2013</text:date></text:span></text:span></text:p>
            </text:deletion>
          </text:changed-region>
          <text:changed-region xml:id="ct361524544" text:id="ct361524544">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361501168"/><text:change-start text:change-id="ct361517600"/><text:span text:style-name="Page_20_Number"><text:span text:style-name="MT2">3</text:span></text:span><text:change-end text:change-id="ct36151760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361523680"/><text:change-start text:change-id="ct361524544"/><text:span text:style-name="Page_20_Number"><text:span text:style-name="MT4"><text:date style:data-style-name="N75" text:date-value="2013-12-01T15:27:16.99">Dec 1, 2013</text:date></text:span></text:span><text:change-end text:change-id="ct36152454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6</meta:editing-cycles>
    <meta:editing-duration>P1DT17H49M49S</meta:editing-duration>
    <meta:generator>OpenOffice/4.0.0$Unix OpenOffice.org_project/400m3$Build-9702</meta:generator>
    <dc:date>2013-12-01T15:27:17</dc:date>
    <dc:creator>Bob Jacobsen</dc:creator>
    <meta:document-statistic meta:table-count="5" meta:image-count="1" meta:object-count="0" meta:page-count="8" meta:paragraph-count="192" meta:word-count="2941" meta:character-count="17711"/>
    <meta:user-defined meta:name="Info 1"/>
    <meta:user-defined meta:name="Info 2"/>
    <meta:user-defined meta:name="Info 3"/>
    <meta:user-defined meta:name="Info 4"/>
  </office:meta>
</office:document-meta>
</file>